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8.5cm" style:rel-column-width="32767*"/>
    </style:style>
    <style:style style:name="Tabela1.A1" style:family="table-cell">
      <style:table-cell-properties fo:padding="0.097cm" fo:border-left="0.5pt solid #000000" fo:border-right="none" fo:border-top="0.5pt solid #000000" fo:border-bottom="0.5pt solid #000000"/>
    </style:style>
    <style:style style:name="Tabela1.B1" style:family="table-cell">
      <style:table-cell-properties fo:padding="0.097cm" fo:border="0.5pt solid #000000"/>
    </style:style>
    <style:style style:name="P1" style:family="paragraph" style:parent-style-name="Table_20_Contents">
      <style:text-properties style:font-name="Arial" fo:font-size="10pt" style:font-size-asian="8.75pt" style:font-size-complex="10pt"/>
    </style:style>
    <style:style style:name="P2" style:family="paragraph" style:parent-style-name="Table_20_Contents">
      <style:text-properties style:font-name="Arial"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a1" table:style-name="Tabela1">
        <table:table-column table:style-name="Tabela1.A" table:number-columns-repeated="2"/>
        <table:table-row table:style-name="TableLine2516531512688">
          <table:table-cell table:style-name="Tabela1.A1" office:value-type="string">
            <text:p text:style-name="P1">Welcome to this lesson on OCI Architecture. In this lesson, we will cover the core constructs of OCI's physical architecture, starting with regions. Region is a localized geographic area comprising of one or more availability domains.</text:p>
            <text:p text:style-name="P1"/>
            <text:p text:style-name="P1">Availability means are one or more fault tolerant data centers located within a region, but connected to each other by a low latency, high bandwidth network. Fault domains is a grouping of hardware and infrastructure within an availability domain to provide anti-affinity. So think about these as logical data centers.</text:p>
            <text:p text:style-name="P1"/>
            <text:p text:style-name="P1"/>
            <text:p text:style-name="P1">We looked at it in the previous lesson. Today OCI has a massive geographic footprint around the world with multiple regions across the world. And we also have a multi-cloud partnership with Microsoft Azure. And we have a differentiated hybrid cloud offering called Dedicated Region Cloud@Customer.</text:p>
            <text:p text:style-name="P1"/>
            <text:p text:style-name="P1"/>
            <text:p text:style-name="P1">But before we dive into the physical architecture, let us look at how do you choose a region? First thing is choosing a region, you choose a region closest to your users for lowest latency and highest performance. So that's a key criteria.</text:p>
            <text:p text:style-name="P1"/>
            <text:p text:style-name="P1"/>
            <text:p text:style-name="P1">The second key criteria is data residency and compliance requirements. Many countries have strict data residency requirements, and you have to comply to them. And so you choose a region based on these compliance requirements.</text:p>
            <text:p text:style-name="P1"/>
            <text:p text:style-name="P1">The third key criteria is service availability. New cloud services are made available based on regional demand at times, regulatory compliance reasons, and resource availability, and several other factors. Keep these three criterias in mind when choosing a region.</text:p>
            <text:p text:style-name="P1"/>
            <text:p text:style-name="P1"/>
            <text:p text:style-name="P1">So let's look at each of these in a little bit more detail. Availability domain. Availability domains are isolated from each other, fault tolerant, and very unlikely to fail simultaneously. Because availability domains do not share physical infrastructure, such as power or cooling or the internal network, a failure that impacts one availability domain is unlikely to impact the availability of others.</text:p>
            <text:p text:style-name="P1"/>
            <text:p text:style-name="P1"/>
            <text:p text:style-name="P1"/>
            <text:p text:style-name="P1">So as you can see in this graphic here, a particular region has three availability domains. One availability domain has some kind of an outage, is not available. But the other two availability domains are still up and running.</text:p>
            <text:p text:style-name="P1"/>
            <text:p text:style-name="P1"/>
            <text:p text:style-name="P1"><text:soft-page-break/>We talked about fault domains a little bit earlier. What are fault domains? Think about each availability domain has three fault domains. So think about fault domains as logical data centers within availability domain.</text:p>
            <text:p text:style-name="P1"/>
            <text:p text:style-name="P1"/>
            <text:p text:style-name="P1">So as you can see in the picture here, we have three availability domains, and each of them has three fault domains. So the idea is you put the resources in different fault domains, and they don't share a single point of hardware failure, like physical servers, physical rack, type of rack switches, a power distribution unit. You can get high availability by leveraging fault domains.</text:p>
            <text:p text:style-name="P1"/>
            <text:p text:style-name="P1"/>
            <text:p text:style-name="P1">We also leverage fault domains for our own services. So in any region, resources in that most one fault domain are being actively changed at any point in time. This means that availability problems caused by change procedures are isolated at the fault domain level. And moreover, you can control the placement of your computer database instances to fault domain at instance launch time. So you can specify which fault domain you want to use.</text:p>
            <text:p text:style-name="P1"/>
            <text:p text:style-name="P1"/>
            <text:p text:style-name="P1"/>
            <text:p text:style-name="P1"/>
            <text:p text:style-name="P1">So what is the general guidance? The general guidance is we have these constructs, like fault domains and availability domains to help you avoid single points of failure. We do that on our own.</text:p>
            <text:p text:style-name="P1"/>
            <text:p text:style-name="P1"/>
            <text:p text:style-name="P1">So we make sure that the servers, the top of rack switch, all are redundant. So you don't have hardware failures or we try to minimize those hardware failures as much as possible. You need to do the same when you are designing your own architecture.</text:p>
            <text:p text:style-name="P1"/>
            <text:p text:style-name="P1">So let's look at an example. You have a region. You have an ability domain. And as we said, one AD has three fault domains, so you see those fault domains here.</text:p>
            <text:p text:style-name="P1"/>
            <text:p text:style-name="P1">So first thing you do is when you create an application you create this software-defined virtual network. And then let's say it's a very simple application. You have an application tier. You have a database tier.</text:p>
            <text:p text:style-name="P1"/>
            <text:p text:style-name="P1">So first thing you could do is you could run multiple copies of your application. So you have an application tier which is replicated across fault domains. And then you have a database, which is also replicated across fault domains.</text:p>
            <text:p text:style-name="P1"/>
            <text:p text:style-name="P1"/>
            <text:p text:style-name="P1"/>
            <text:p text:style-name="P1"><text:soft-page-break/>Why do you do that? Well, it gives you that extra layer of redundancy. So something happens to a fault domain, your application is still up and running.</text:p>
            <text:p text:style-name="P1"/>
            <text:p text:style-name="P1"/>
            <text:p text:style-name="P1">Now, to take it to the next step, you could replicate the same design in another availability domain. So you could have two copies of your application running. And you can have two copies of your database running.</text:p>
            <text:p text:style-name="P1"/>
            <text:p text:style-name="P1">Now, one thing which will come up is how do you make sure your data is synchronized between these copies? And so you could use various technologies like Oracle Data Guard to make sure that your primary and standby-- the data is kept in sync here. And so that-- you can design your application-- your architectures like these to avoid single points of failure. Even for regions where we have a single availability domain, you could still leverage fault domain construct to achieve high availability and avoid single points of failure.</text:p>
            <text:p text:style-name="P1"/>
            <text:p text:style-name="P1"/>
            <text:p text:style-name="P1">Let's summarize what we learned in this lesson. So we looked at region. Region comprises of availability domains. Availability domains comprise of fault domains.</text:p>
            <text:p text:style-name="P1"/>
            <text:p text:style-name="P1"/>
            <text:p text:style-name="P1">So let's look at the inside out view. So first, let's start with fault domain. Fault domain provide protection against failure within an availability domain.</text:p>
            <text:p text:style-name="P1"/>
            <text:p text:style-name="P1"/>
            <text:p text:style-name="P1">Availability domain themselves provide protection from entire availability domain failures, particularly in a multi-AD region. And then you have this concept of region pair, where in every country we operate or most of the countries we operate, we have at least two data centers. So you could use the second data center for disaster recovery or backup or it also helps you with-- to comply with data residency and compliance requirements. And then not only this, we also have SLAs on availability, management, and performance.</text:p>
            <text:p text:style-name="P1"/>
            <text:p text:style-name="P1"/>
            <text:p text:style-name="P1">To recap, we looked at the physical architecture of OCI with regions which are geolocations. We looked at availability domains. Every region has three availability domains.</text:p>
            <text:p text:style-name="P1"/>
            <text:p text:style-name="P1">And then every availability domain has three fault domains. So use these architectural constructs to design your applications which are highly available, and avoid single points of failure. Thanks for watching.</text:p>
          </table:table-cell>
          <table:table-cell table:style-name="Tabela1.B1" office:value-type="string">
            <text:p text:style-name="P2">Bem-vindo a esta lição sobre Arquitetura OCI. Nesta lição, abordaremos as principais construções da arquitetura física da OCI, começando pelas regiões. Região é uma área geográfica localizada composta por um ou mais domínios de disponibilidade.</text:p>
            <text:p text:style-name="P2"/>
            <text:p text:style-name="P2">Os meios de disponibilidade são um ou mais data centers tolerantes a falhas localizados em uma região, mas conectados entre si por uma rede de baixa latência e alta largura de banda. Os domínios de falha são um agrupamento de hardware e infraestrutura dentro de um domínio de disponibilidade para fornecer antiafinidade. Portanto, pense neles como data centers lógicos.</text:p>
            <text:p text:style-name="P2"/>
            <text:p text:style-name="P2">Nós vimos isso na lição anterior. Hoje, a OCI tem uma enorme presença geográfica em todo o mundo, com várias regiões em todo o mundo. E também temos uma parceria multinuvem com o Microsoft Azure. E temos uma oferta diferenciada de nuvem híbrida chamada Dedicated Region Cloud@Customer.</text:p>
            <text:p text:style-name="P2"/>
            <text:p text:style-name="P2">Mas antes de mergulharmos na arquitetura física, vejamos como você escolhe uma região? A primeira coisa é escolher uma região, você escolhe uma região mais próxima de seus usuários para menor latência e maior desempenho. Então esse é um critério fundamental.</text:p>
            <text:p text:style-name="P2"/>
            <text:p text:style-name="P2">O segundo critério-chave é a residência de dados e os requisitos de conformidade. Muitos países têm requisitos rígidos de residência de dados e você deve cumpri-los. E assim você escolhe uma região com base nesses requisitos de conformidade.</text:p>
            <text:p text:style-name="P2"/>
            <text:p text:style-name="P2">O terceiro critério-chave é a disponibilidade do serviço. Novos serviços de nuvem são disponibilizados com base na demanda regional às vezes, motivos de conformidade regulatória, disponibilidade de recursos e vários outros fatores. Tenha estes três critérios em mente ao escolher uma região.</text:p>
            <text:p text:style-name="P2"/>
            <text:p text:style-name="P2">Então, vamos olhar para cada um deles com um pouco mais de detalhes. Domínio de disponibilidade. Os domínios de disponibilidade são isolados uns dos outros, tolerantes a falhas e muito improváveis ​​de falhar simultaneamente. Como os domínios de disponibilidade não compartilham infraestrutura física, como energia ou refrigeração ou a rede interna, uma falha que afete um domínio de disponibilidade provavelmente não afetará a disponibilidade de outros.</text:p>
            <text:p text:style-name="P2"/>
            <text:p text:style-name="P2">Então, como você pode ver neste gráfico aqui, uma determinada região tem três domínios de disponibilidade. Um domínio de disponibilidade tem algum tipo de interrupção, não está disponível. Mas os outros dois domínios de disponibilidade ainda estão funcionando.</text:p>
            <text:p text:style-name="P2"/>
            <text:p text:style-name="P2"><text:soft-page-break/>Falamos sobre domínios de falhas um pouco antes. O que são domínios de falha? Pense que cada domínio de disponibilidade tem três domínios de falha. Portanto, pense nos domínios de falha como data centers lógicos dentro do domínio de disponibilidade.</text:p>
            <text:p text:style-name="P2"/>
            <text:p text:style-name="P2">Então, como você pode ver na imagem aqui, temos três domínios de disponibilidade e cada um deles tem três domínios de falha. Então a ideia é você colocar os recursos em diferentes domínios de falha, e eles não compartilham um único ponto de falha de hardware, como servidores físicos, rack físico, tipo de switch de rack, uma unidade de distribuição de energia. Você pode obter alta disponibilidade aproveitando domínios de falha.</text:p>
            <text:p text:style-name="P2"/>
            <text:p text:style-name="P2">Também aproveitamos domínios de falhas para nossos próprios serviços. Portanto, em qualquer região, os recursos nesse domínio de falha estão sendo ativamente alterados a qualquer momento. Isso significa que os problemas de disponibilidade causados ​​por procedimentos de mudança são isolados no nível do domínio da falha. Além disso, você pode controlar o posicionamento das instâncias do banco de dados do computador para o domínio de falha no momento da inicialização da instância. Assim, você pode especificar qual domínio de falha deseja usar.</text:p>
            <text:p text:style-name="P2"/>
            <text:p text:style-name="P2">Então, qual é a orientação geral? A orientação geral é que temos essas construções, como domínios de falha e domínios de disponibilidade, para ajudá-lo a evitar pontos únicos de falha. Fazemos isso por conta própria.</text:p>
            <text:p text:style-name="P2"/>
            <text:p text:style-name="P2">Assim, garantimos que os servidores, o switch do topo do rack, sejam todos redundantes. Assim você não tem falhas de hardware ou tentamos minimizar ao máximo essas falhas de hardware. Você precisa fazer o mesmo quando estiver projetando sua própria arquitetura.</text:p>
            <text:p text:style-name="P2"/>
            <text:p text:style-name="P2">Então vamos ver um exemplo. Você tem uma região. Você tem um domínio de habilidade. E como dissemos, um AD tem três domínios de falha, então você vê esses domínios de falha aqui.</text:p>
            <text:p text:style-name="P2"/>
            <text:p text:style-name="P2">Então, a primeira coisa que você faz é quando você cria um aplicativo, você cria essa rede virtual definida por software. E então vamos dizer que é uma aplicação muito simples. Você tem uma camada de aplicativo. Você tem uma camada de banco de dados.</text:p>
            <text:p text:style-name="P2"/>
            <text:p text:style-name="P2">Então, a primeira coisa que você pode fazer é executar várias cópias do seu aplicativo. Portanto, você tem uma camada de aplicativo que é replicada em domínios de falha. E então você tem um banco de dados, que também é replicado em domínios de falha.</text:p>
            <text:p text:style-name="P2"/>
            <text:p text:style-name="P2"><text:soft-page-break/>Porque você faz isso? Bem, dá-lhe essa camada extra de redundância. Então, algo acontece com um domínio de falha, seu aplicativo ainda está em execução.</text:p>
            <text:p text:style-name="P2"/>
            <text:p text:style-name="P2">Agora, para ir para a próxima etapa, você pode replicar o mesmo design em outro domínio de disponibilidade. Portanto, você pode ter duas cópias do seu aplicativo em execução. E você pode ter duas cópias do seu banco de dados em execução.</text:p>
            <text:p text:style-name="P2"/>
            <text:p text:style-name="P2">Agora, uma coisa que surgirá é como você garante que seus dados estejam sincronizados entre essas cópias? Assim, você pode usar várias tecnologias, como o Oracle Data Guard, para garantir que seus dados primário e de espera - os dados sejam mantidos em sincronia aqui. E assim -- você pode projetar seu aplicativo -- suas arquiteturas como essas para evitar pontos únicos de falha. Mesmo para regiões onde temos um único domínio de disponibilidade, você ainda pode aproveitar a construção de domínio de falha para obter alta disponibilidade e evitar pontos únicos de falha.</text:p>
            <text:p text:style-name="P2"/>
            <text:p text:style-name="P2">Vamos resumir o que aprendemos nesta lição. Então nós olhamos para a região. A região é composta por domínios de disponibilidade. Os domínios de disponibilidade são compostos por domínios de falha.</text:p>
            <text:p text:style-name="P2"/>
            <text:p text:style-name="P2">Então, vamos olhar para a visão de dentro para fora. Então, primeiro, vamos começar com o domínio de falha. O domínio de falha fornece proteção contra falhas em um domínio de disponibilidade.</text:p>
            <text:p text:style-name="P2"/>
            <text:p text:style-name="P2">O domínio de disponibilidade em si fornece proteção contra falhas de domínio de disponibilidade inteira, principalmente em uma região multi-AD. E então você tem esse conceito de par de regiões, onde em cada país que operamos ou na maioria dos países que operamos, temos pelo menos dois data centers. Assim, você pode usar o segundo centro de dados para recuperação de desastres ou backup ou também ajuda a cumprir os requisitos de conformidade e residência de dados. E além disso, também temos SLAs sobre disponibilidade, gerenciamento e desempenho.</text:p>
            <text:p text:style-name="P2"/>
            <text:p text:style-name="P2">Para recapitular, analisamos a arquitetura física da OCI com regiões que são geolocalizações. Analisamos os domínios de disponibilidade. Cada região tem três domínios de disponibilidade.</text:p>
            <text:p text:style-name="P2"/>
            <text:p text:style-name="P2">E então cada domínio de disponibilidade tem três domínios de falha. Portanto, use essas construções arquitetônicas para projetar seus aplicativos altamente disponíveis e evitar pontos únicos de falha. Obrigado por assistir.</text:p>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5-18T11:45:35.606000000</dc:date>
    <meta:editing-duration>PT4M1S</meta:editing-duration>
    <meta:editing-cycles>1</meta:editing-cycles>
    <meta:document-statistic meta:table-count="1" meta:image-count="0" meta:object-count="0" meta:page-count="3" meta:paragraph-count="48" meta:word-count="2187" meta:character-count="13511" meta:non-whitespace-character-count="11368"/>
    <meta:generator>LibreOffice/7.3.3.2$Windows_X86_64 LibreOffice_project/d1d0ea68f081ee2800a922cac8f79445e4603348</meta:generator>
  </office:meta>
</office:document-meta>
</file>